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b0686" officeooo:paragraph-rsid="00173d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578bc" officeooo:paragraph-rsid="00173d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3c2f7" officeooo:paragraph-rsid="00173d1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6dcc6" officeooo:paragraph-rsid="00173d1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3d12" officeooo:paragraph-rsid="00173d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9d5bd" officeooo:paragraph-rsid="0019d5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03c2f7" officeooo:paragraph-rsid="00173d1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bold" officeooo:rsid="001748ea" officeooo:paragraph-rsid="001748ea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3c2f7" officeooo:paragraph-rsid="00173d1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578bc" officeooo:paragraph-rsid="00173d1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8b92e" officeooo:paragraph-rsid="00173d1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09345d" officeooo:paragraph-rsid="00173d12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73d12" officeooo:paragraph-rsid="00173d12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1924a1" officeooo:paragraph-rsid="001924a1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197e09" officeooo:paragraph-rsid="00197e0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font-weight="bold" officeooo:rsid="000b0686" officeooo:paragraph-rsid="00173d1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T1" style:family="text">
      <style:text-properties officeooo:rsid="000578bc"/>
    </style:style>
    <style:style style:name="T2" style:family="text">
      <style:text-properties officeooo:rsid="0009345d"/>
    </style:style>
    <style:style style:name="T3" style:family="text">
      <style:text-properties officeooo:rsid="00173d12"/>
    </style:style>
    <style:style style:name="T4" style:family="text">
      <style:text-properties officeooo:rsid="001748ea"/>
    </style:style>
    <style:style style:name="T5" style:family="text">
      <style:text-properties officeooo:rsid="0018b0e8"/>
    </style:style>
    <style:style style:name="T6" style:family="text">
      <style:text-properties officeooo:rsid="0019d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Ja<text:span text:style-name="T5">bR</text:span>ef pontos de função</text:p>
      <text:p text:style-name="P8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0">Tipo de Função</text:p>
          </table:table-cell>
          <table:table-cell table:style-name="Tabela1.A1" office:value-type="string">
            <text:p text:style-name="P11">Simples</text:p>
          </table:table-cell>
          <table:table-cell table:style-name="Tabela1.A1" office:value-type="string">
            <text:p text:style-name="P10">Médi<text:span text:style-name="T1">o</text:span></text:p>
          </table:table-cell>
          <table:table-cell table:style-name="Tabela1.D1" office:value-type="string">
            <text:p text:style-name="P11">Complexo</text:p>
          </table:table-cell>
        </table:table-row>
        <table:table-row>
          <table:table-cell table:style-name="Tabela1.A2" office:value-type="string">
            <text:p text:style-name="P13">Entrada externa</text:p>
          </table:table-cell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4">4</text:p>
          </table:table-cell>
          <table:table-cell table:style-name="Tabela1.D2" office:value-type="string">
            <text:p text:style-name="P14">6</text:p>
          </table:table-cell>
        </table:table-row>
        <table:table-row>
          <table:table-cell table:style-name="Tabela1.A2" office:value-type="string">
            <text:p text:style-name="P14">Saida externa</text:p>
          </table:table-cell>
          <table:table-cell table:style-name="Tabela1.A2" office:value-type="string">
            <text:p text:style-name="P14">4</text:p>
          </table:table-cell>
          <table:table-cell table:style-name="Tabela1.A2" office:value-type="string">
            <text:p text:style-name="P14">5</text:p>
          </table:table-cell>
          <table:table-cell table:style-name="Tabela1.D2" office:value-type="string">
            <text:p text:style-name="P14">7</text:p>
          </table:table-cell>
        </table:table-row>
        <table:table-row>
          <table:table-cell table:style-name="Tabela1.A2" office:value-type="string">
            <text:p text:style-name="P14">Consultas externas</text:p>
          </table:table-cell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4">4</text:p>
          </table:table-cell>
          <table:table-cell table:style-name="Tabela1.D2" office:value-type="string">
            <text:p text:style-name="P14">6</text:p>
          </table:table-cell>
        </table:table-row>
        <table:table-row>
          <table:table-cell table:style-name="Tabela1.A2" office:value-type="string">
            <text:p text:style-name="P14">Arquivos lógicos internos</text:p>
          </table:table-cell>
          <table:table-cell table:style-name="Tabela1.A2" office:value-type="string">
            <text:p text:style-name="P14">7</text:p>
          </table:table-cell>
          <table:table-cell table:style-name="Tabela1.A2" office:value-type="string">
            <text:p text:style-name="P14">10</text:p>
          </table:table-cell>
          <table:table-cell table:style-name="Tabela1.D2" office:value-type="string">
            <text:p text:style-name="P14">15</text:p>
          </table:table-cell>
        </table:table-row>
        <table:table-row>
          <table:table-cell table:style-name="Tabela1.A2" office:value-type="string">
            <text:p text:style-name="P14">Arquivos de interface externa</text:p>
          </table:table-cell>
          <table:table-cell table:style-name="Tabela1.A2" office:value-type="string">
            <text:p text:style-name="P14">5</text:p>
          </table:table-cell>
          <table:table-cell table:style-name="Tabela1.A2" office:value-type="string">
            <text:p text:style-name="P14">7</text:p>
          </table:table-cell>
          <table:table-cell table:style-name="Tabela1.D2" office:value-type="string">
            <text:p text:style-name="P14">10</text:p>
          </table:table-cell>
        </table:table-row>
      </table:table>
      <text:p text:style-name="P19">Tabela IFPUG</text:p>
      <text:p text:style-name="P2"/>
      <text:p text:style-name="P1">UFP = contagem dos pontos de função</text:p>
      <text:p text:style-name="P3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2">Tipo de função</text:p>
          </table:table-cell>
          <table:table-cell table:style-name="Tabela2.A1" office:value-type="string">
            <text:p text:style-name="P12">Simples</text:p>
          </table:table-cell>
          <table:table-cell table:style-name="Tabela2.A1" office:value-type="string">
            <text:p text:style-name="P12">Médio</text:p>
          </table:table-cell>
          <table:table-cell table:style-name="Tabela2.D1" office:value-type="string">
            <text:p text:style-name="P12">Complexo</text:p>
          </table:table-cell>
        </table:table-row>
        <table:table-row>
          <table:table-cell table:style-name="Tabela2.A2" office:value-type="string">
            <text:p text:style-name="P12">ALI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8">1</text:p>
          </table:table-cell>
          <table:table-cell table:style-name="Tabela2.D2" office:value-type="string">
            <text:p text:style-name="P18">0</text:p>
          </table:table-cell>
        </table:table-row>
        <table:table-row>
          <table:table-cell table:style-name="Tabela2.A2" office:value-type="string">
            <text:p text:style-name="P12">AIE</text:p>
          </table:table-cell>
          <table:table-cell table:style-name="Tabela2.A2" office:value-type="string">
            <text:p text:style-name="P18">2</text:p>
          </table:table-cell>
          <table:table-cell table:style-name="Tabela2.A2" office:value-type="string">
            <text:p text:style-name="P18">0</text:p>
          </table:table-cell>
          <table:table-cell table:style-name="Tabela2.D2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2">EE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6">1</text:p>
          </table:table-cell>
          <table:table-cell table:style-name="Tabela2.D2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2">SE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7">0</text:p>
          </table:table-cell>
          <table:table-cell table:style-name="Tabela2.D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2">CE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6">0</text:p>
          </table:table-cell>
          <table:table-cell table:style-name="Tabela2.D2" office:value-type="string">
            <text:p text:style-name="P17">0</text:p>
          </table:table-cell>
        </table:table-row>
      </table:table>
      <text:p text:style-name="P20">Tabela do total de pontos de função</text:p>
      <text:p text:style-name="P7"/>
      <text:p text:style-name="P5">ALI = 1 <text:span text:style-name="T6">médio</text:span></text:p>
      <text:p text:style-name="P6">AIE = 2 simples</text:p>
      <text:p text:style-name="P5">CE = 1 <text:span text:style-name="T6">simples</text:span></text:p>
      <text:p text:style-name="P5">EE = 1 medio</text:p>
      <text:p text:style-name="P3"/>
      <text:p text:style-name="P4">ALI = <text:span text:style-name="T3">x</text:span>*simples(7) </text:p>
      <text:p text:style-name="P4"><text:tab/><text:span text:style-name="T2">1*7 = 7.</text:span></text:p>
      <text:p text:style-name="P4"/>
      <text:p text:style-name="P4">AIE = <text:span text:style-name="T6">2*simples(5)</text:span></text:p>
      <text:p text:style-name="P4"><text:tab/><text:span text:style-name="T6">2*5 = 10</text:span></text:p>
      <text:p text:style-name="P4"/>
      <text:p text:style-name="P4">EE = <text:span text:style-name="T4">1</text:span>*medio(4)</text:p>
      <text:p text:style-name="P4"><text:tab/><text:span text:style-name="T4">1*4 = 4.</text:span></text:p>
      <text:p text:style-name="P4"/>
      <text:p text:style-name="P4">CE = <text:span text:style-name="T4">1</text:span>*<text:span text:style-name="T6">simples</text:span>(<text:span text:style-name="T6">3</text:span>)</text:p>
      <text:p text:style-name="P4"><text:tab/><text:span text:style-name="T2">1*3 = 3</text:span></text:p>
      <text:p text:style-name="P1"/>
      <text:p text:style-name="P1">UFP = (<text:span text:style-name="T6">7+10+4+3</text:span>)</text:p>
      <text:p text:style-name="P1">UFP = <text:span text:style-name="T6">24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22:36.922100527</meta:creation-date>
    <dc:date>2017-05-06T16:21:01.410302369</dc:date>
    <meta:editing-duration>PT1H56M53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1" meta:paragraph-count="66" meta:word-count="126" meta:character-count="505" meta:non-whitespace-character-count="436"/>
  </office:meta>
</office:document-meta>
</file>